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029c0e" officeooo:paragraph-rsid="00029c0e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030eaf" officeooo:paragraph-rsid="00030eaf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0477ae" officeooo:paragraph-rsid="000477a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67101" officeooo:paragraph-rsid="00067101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029c0e" officeooo:paragraph-rsid="00029c0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067101"/>
    </style:style>
    <style:style style:name="T1" style:family="text">
      <style:text-properties fo:font-style="normal" style:text-underline-style="solid" style:text-underline-width="auto" style:text-underline-color="font-color" fo:font-weight="bold" officeooo:rsid="00067101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Fusion Links</text:p>
      <text:p text:style-name="P5"/>
      <text:p text:style-name="P5">C++ for Image Processing : </text:p>
      <text:p text:style-name="P5"/>
      <text:p text:style-name="P5"><text:a xlink:type="simple" xlink:href="https://www.youtube.com/watch?v=F_vIB3yjxaM&amp;list=PLgnQpQtFTOGR50iIOtO36nK6aNPtVq98C" text:style-name="Internet_20_link" text:visited-style-name="Visited_20_Internet_20_Link">https://www.youtube.com/watch?v=F_vIB3yjxaM&amp;list=PLgnQpQtFTOGR50iIOtO36nK6aNPtVq98C</text:a></text:p>
      <text:p text:style-name="P5"/>
      <text:p text:style-name="P1"/>
      <text:p text:style-name="P1">C++</text:p>
      <text:p text:style-name="P1"/>
      <text:p text:style-name="P1">C++ Guidelines : </text:p>
      <text:p text:style-name="P1"/>
      <text:p text:style-name="P1"><text:a xlink:type="simple" xlink:href="https://isocpp.github.io/CppCoreGuidelines/CppCoreGuidelines" text:style-name="Internet_20_link" text:visited-style-name="Visited_20_Internet_20_Link">https://isocpp.github.io/CppCoreGuidelines/CppCoreGuidelines</text:a></text:p>
      <text:p text:style-name="P1"/>
      <text:p text:style-name="P1">C++ Reference</text:p>
      <text:p text:style-name="P1"/>
      <text:p text:style-name="P1"><text:a xlink:type="simple" xlink:href="https://en.cppreference.com/w/" text:style-name="Internet_20_link" text:visited-style-name="Visited_20_Internet_20_Link">https://en.cppreference.com/w/</text:a></text:p>
      <text:p text:style-name="P1"/>
      <text:p text:style-name="P1">Eigen Library : </text:p>
      <text:p text:style-name="P1"/>
      <text:p text:style-name="P1"><text:a xlink:type="simple" xlink:href="http://eigen.tuxfamily.org/index.php?title=Main_Page" text:style-name="Internet_20_link" text:visited-style-name="Visited_20_Internet_20_Link">http://eigen.tuxfamily.org/index.php?title=Main_Page</text:a></text:p>
      <text:p text:style-name="P1"/>
      <text:p text:style-name="P1">Valgrind : </text:p>
      <text:p text:style-name="P1"/>
      <text:p text:style-name="P1"><text:a xlink:type="simple" xlink:href="http://valgrind.org/docs/manual/quick-start.html" text:style-name="Internet_20_link" text:visited-style-name="Visited_20_Internet_20_Link">http://valgrind.org/docs/manual/quick-start.html</text:a></text:p>
      <text:p text:style-name="P1"/>
      <text:p text:style-name="P2">CSV File <text:s/>: </text:p>
      <text:p text:style-name="P2"/>
      <text:p text:style-name="P2"><text:a xlink:type="simple" xlink:href="https://gist.github.com/roman-smirnov/a46f6096787987a96927e05352363cc7" text:style-name="Internet_20_link" text:visited-style-name="Visited_20_Internet_20_Link">https://gist.github.com/roman-smirnov/a46f6096787987a96927e05352363cc7</text:a></text:p>
      <text:p text:style-name="P1"/>
      <text:p text:style-name="P2">CLI Arguments to avoid recompilation : </text:p>
      <text:p text:style-name="P1"/>
      <text:p text:style-name="P1"><text:a xlink:type="simple" xlink:href="https://gist.github.com/roman-smirnov/7614a6fc971f006642735f93fda71372" text:style-name="Internet_20_link" text:visited-style-name="Visited_20_Internet_20_Link">https://gist.github.com/roman-smirnov/7614a6fc971f006642735f93fda71372</text:a></text:p>
      <text:p text:style-name="P1"/>
      <text:p text:style-name="P3">Compiler Optimization : </text:p>
      <text:p text:style-name="P3"/>
      <text:p text:style-name="P3"><text:a xlink:type="simple" xlink:href="https://gist.github.com/roman-smirnov/037d293709b38f5f1739292522eb8ae5" text:style-name="Internet_20_link" text:visited-style-name="Visited_20_Internet_20_Link">https://gist.github.com/roman-smirnov/037d293709b38f5f1739292522eb8ae5</text:a></text:p>
      <text:p text:style-name="P1"/>
      <text:p text:style-name="P1">Github Gist : </text:p>
      <text:p text:style-name="P1"/>
      <text:p text:style-name="P1">Parameter Tweaking : </text:p>
      <text:p text:style-name="P1"/>
      <text:p text:style-name="P1"><text:a xlink:type="simple" xlink:href="https://gist.github.com/roman-smirnov/21b43a7a9d17486ec8451aa079a800d1" text:style-name="Internet_20_link" text:visited-style-name="Visited_20_Internet_20_Link">https://gist.github.com/roman-smirnov/21b43a7a9d17486ec8451aa079a800d1</text:a></text:p>
      <text:p text:style-name="P1"/>
      <text:p text:style-name="P1">Lidar</text:p>
      <text:p text:style-name="P1"/>
      <text:p text:style-name="P1"/>
      <text:p text:style-name="P1">KD Tree Lecture : </text:p>
      <text:p text:style-name="P1"/>
      <text:p text:style-name="P1"><text:a xlink:type="simple" xlink:href="https://www.youtube.com/watch?v=Xk1Jf_mE-EE" text:style-name="Internet_20_link" text:visited-style-name="Visited_20_Internet_20_Link">https://www.youtube.com/watch?v=Xk1Jf_mE-EE</text:a></text:p>
      <text:p text:style-name="P1"/>
      <text:p text:style-name="P1">Lidar Lecture : </text:p>
      <text:p text:style-name="P1"><text:soft-page-break/></text:p>
      <text:p text:style-name="P1"><text:a xlink:type="simple" xlink:href="https://www.youtube.com/watch?v=zUyaM0gLXk0&amp;list=PLwdnzlV3ogoVINM9FCeYImsI-bzm-D8Sn&amp;index=24" text:style-name="Internet_20_link" text:visited-style-name="Visited_20_Internet_20_Link">https://www.youtube.com/watch?v=zUyaM0gLXk0&amp;list=PLwdnzlV3ogoVINM9FCeYImsI-bzm-D8Sn&amp;index=24</text:a></text:p>
      <text:p text:style-name="P1"/>
      <text:p text:style-name="P1"/>
      <text:p text:style-name="P3">IBEO Segmentation Paper : </text:p>
      <text:p text:style-name="P3"/>
      <text:p text:style-name="P3"><text:a xlink:type="simple" xlink:href="http://n.ethz.ch/~cesarc/files/ITSC2018_jnitsch.pdf" text:style-name="Internet_20_link" text:visited-style-name="Visited_20_Internet_20_Link">http://n.ethz.ch/~cesarc/files/ITSC2018_jnitsch.pdf</text:a></text:p>
      <text:p text:style-name="P1"/>
      <text:p text:style-name="P1">Camera</text:p>
      <text:p text:style-name="P1"/>
      <text:p text:style-name="P2">Digital Image Processing : </text:p>
      <text:p text:style-name="P2"/>
      <text:p text:style-name="P2"><text:a xlink:type="simple" xlink:href="https://www.youtube.com/watch?v=UhDlL-tLT2U&amp;list=PLuh62Q4Sv7BUf60vkjePfcOQc8sHxmnDX&amp;index=1" text:style-name="Internet_20_link" text:visited-style-name="Visited_20_Internet_20_Link">https://www.youtube.com/watch?v=UhDlL-tLT2U&amp;list=PLuh62Q4Sv7BUf60vkjePfcOQc8sHxmnDX&amp;index=1</text:a></text:p>
      <text:p text:style-name="P1"/>
      <text:p text:style-name="P1"/>
      <text:p text:style-name="P1"/>
      <text:p text:style-name="P2">BRISK Paper : </text:p>
      <text:p text:style-name="P2"/>
      <text:p text:style-name="P2"><text:a xlink:type="simple" xlink:href="http://www.margaritachli.com/papers/ICCV2011paper.pdf" text:style-name="Internet_20_link" text:visited-style-name="Visited_20_Internet_20_Link">http://www.margaritachli.com/papers/ICCV2011paper.pdf</text:a></text:p>
      <text:p text:style-name="P2"/>
      <text:p text:style-name="P2">ORB Paper : </text:p>
      <text:p text:style-name="P2"/>
      <text:p text:style-name="P2"><text:a xlink:type="simple" xlink:href="https://www.researchgate.net/publication/221111151_ORB_an_efficient_alternative_to_SIFT_or_SURF" text:style-name="Internet_20_link" text:visited-style-name="Visited_20_Internet_20_Link">https://www.researchgate.net/publication/221111151_ORB_an_efficient_alternative_to_SIFT_or_SURF</text:a></text:p>
      <text:p text:style-name="P1"/>
      <text:p text:style-name="P1">Radar</text:p>
      <text:p text:style-name="P1"/>
      <text:p text:style-name="P4">Radar Basics : </text:p>
      <text:p text:style-name="P4"/>
      <text:p text:style-name="P4"><text:a xlink:type="simple" xlink:href="https://www.radartutorial.eu/html/sm03.en.html" text:style-name="Internet_20_link" text:visited-style-name="Visited_20_Internet_20_Link">https://www.radartutorial.eu/html/sm03.en.html</text:a></text:p>
      <text:p text:style-name="P1"/>
      <text:p text:style-name="P4">Intro MIT course : </text:p>
      <text:p text:style-name="P4"><text:a xlink:type="simple" xlink:href="https://www.youtube.com/watch?v=Hw5IaS6-Fzw&amp;list=PLUJAYadtuizA8RC2Qk8LfmiWA56HZsk9y" text:style-name="Internet_20_link" text:visited-style-name="Visited_20_Internet_20_Link">https://www.youtube.com/watch?v=Hw5IaS6-Fzw&amp;list=PLUJAYadtuizA8RC2Qk8LfmiWA56HZsk9y</text:a></text:p>
      <text:p text:style-name="P4"/>
      <text:p text:style-name="P4">FFT Matlab : </text:p>
      <text:p text:style-name="P4"/>
      <text:p text:style-name="P4"><text:a xlink:type="simple" xlink:href="https://www.gaussianwaves.com/2014/07/how-to-plot-fft-using-matlab-fft-of-basic-signals-sine-and-cosine-waves/" text:style-name="Internet_20_link" text:visited-style-name="Visited_20_Internet_20_Link">https://www.gaussianwaves.com/2014/07/how-to-plot-fft-using-matlab-fft-of-basic-signals-sine-and-cosine-waves/</text:a></text:p>
      <text:p text:style-name="P1"/>
      <text:p text:style-name="P6"><text:span text:style-name="T1">Radar Simulation : </text:span><text:a xlink:type="simple" xlink:href="http://www.codar.com/images/about/1990LipaBarr_FMCW.pdf" text:style-name="Internet_20_link" text:visited-style-name="Visited_20_Internet_20_Link">http://www.codar.com/images/about/1990LipaBarr_FMCW.pdf</text:a></text:p>
      <text:p text:style-name="P1"/>
      <text:p text:style-name="P1">Kalman Filter</text:p>
      <text:p text:style-name="P1"/>
      <text:p text:style-name="P4">Bonn SLAM course </text:p>
      <text:p text:style-name="P4"/>
      <text:p text:style-name="P4"><text:a xlink:type="simple" xlink:href="https://www.youtube.com/watch?v=U6vr3iNrwRA&amp;list=PLgnQpQtFTOGQrZ4O5QzbIHgl3b1JHimN_&amp;index=1" text:style-name="Internet_20_link" text:visited-style-name="Visited_20_Internet_20_Link">https://www.youtube.com/watch?v=U6vr3iNrwRA&amp;list=PLgnQpQtFTOGQrZ4O5QzbIHgl3b1JHimN_&amp;index=1</text:a></text:p>
      <text:p text:style-name="P4"/>
      <text:p text:style-name="P4"/>
      <text:p text:style-name="P4"><text:soft-page-break/>UKF Paper : </text:p>
      <text:p text:style-name="P4"/>
      <text:p text:style-name="P4"><text:a xlink:type="simple" xlink:href="https://www.seas.harvard.edu/courses/cs281/papers/unscented.pdf" text:style-name="Internet_20_link" text:visited-style-name="Visited_20_Internet_20_Link">https://www.seas.harvard.edu/courses/cs281/papers/unscented.pdf</text:a></text:p>
      <text:p text:style-name="P4"/>
      <text:p text:style-name="P4">Autoware : </text:p>
      <text:p text:style-name="P4"/>
      <text:p text:style-name="P4"><text:a xlink:type="simple" xlink:href="https://gitlab.com/autowarefoundation/autoware.auto/AutowareAuto/blob/master/src/prediction/kalman_filter/design/kalman_filter-design.md" text:style-name="Internet_20_link" text:visited-style-name="Visited_20_Internet_20_Link">https://gitlab.com/autowarefoundation/autoware.auto/AutowareAuto/blob/master/src/prediction/kalman_filter/design/kalman_filter-design.m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50:47.669737827</meta:creation-date>
    <dc:date>2020-01-09T18:13:08.865250297</dc:date>
    <meta:editing-duration>PT12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106" meta:character-count="2026" meta:non-whitespace-character-count="1948"/>
  </office:meta>
</office:document-meta>
</file>